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CD000000BA68D0B70AE14F4FF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paragraph-rsid="001f50af"/>
    </style:style>
    <style:style style:name="P2" style:family="paragraph" style:parent-style-name="Standard">
      <style:paragraph-properties fo:text-align="justify" style:justify-single-word="false"/>
      <style:text-properties fo:language="pt" fo:country="BR" officeooo:paragraph-rsid="001d64f9"/>
    </style:style>
    <style:style style:name="P3" style:family="paragraph" style:parent-style-name="Standard">
      <style:paragraph-properties fo:line-height="115%" fo:text-align="end" style:justify-single-word="false"/>
      <style:text-properties fo:language="pt" fo:country="BR" fo:font-style="normal" style:text-underline-style="none" fo:font-weight="normal" officeooo:rsid="001aff17" officeooo:paragraph-rsid="001d64f9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language="pt" fo:country="BR" officeooo:rsid="001aff17" officeooo:paragraph-rsid="001d64f9"/>
    </style:style>
    <style:style style:name="P5" style:family="paragraph" style:parent-style-name="Standard">
      <style:paragraph-properties fo:line-height="150%" fo:text-align="justify" style:justify-single-word="false"/>
      <style:text-properties fo:font-size="12pt" fo:language="pt" fo:country="BR" fo:font-weight="normal" officeooo:rsid="001d8b56" officeooo:paragraph-rsid="001d64f9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font-size="12pt" fo:language="pt" fo:country="BR" fo:font-weight="normal" officeooo:rsid="001aff17" officeooo:paragraph-rsid="001d64f9" style:font-size-asian="12pt" style:font-weight-asian="normal" style:font-size-complex="12pt" style:font-weight-complex="normal"/>
    </style:style>
    <style:style style:name="P7" style:family="paragraph" style:parent-style-name="No_20_Spacing">
      <style:paragraph-properties fo:margin-top="0cm" fo:margin-bottom="0cm" loext:contextual-spacing="tru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Arial" fo:font-size="12pt" officeooo:paragraph-rsid="001f50af" style:font-name-asian="Times New Roman2" style:font-size-asian="12pt" style:language-asian="pt" style:country-asian="PT" style:font-name-complex="Arial1" style:font-size-complex="12pt"/>
    </style:style>
    <style:style style:name="P8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" fo:font-size="5pt" fo:font-weight="bold" officeooo:paragraph-rsid="001f50af" style:font-size-asian="4.34999990463257pt" style:font-weight-asian="bold" style:font-size-complex="5pt"/>
    </style:style>
    <style:style style:name="P9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" fo:font-size="14pt" fo:font-weight="bold" officeooo:paragraph-rsid="001f50af" style:font-size-asian="14pt" style:font-weight-asian="bold" style:font-size-complex="15pt"/>
    </style:style>
    <style:style style:name="P10" style:family="paragraph" style:parent-style-name="No_20_Spacing">
      <style:paragraph-properties fo:margin-top="0cm" fo:margin-bottom="0cm" loext:contextual-spacing="true" fo:text-align="center" style:justify-single-word="false"/>
      <style:text-properties fo:color="#4f81bd" style:font-name="Times New Roman" fo:font-size="14pt" fo:font-weight="bold" officeooo:paragraph-rsid="001f50af" style:font-size-asian="14pt" style:font-weight-asian="bold" style:font-size-complex="15pt"/>
    </style:style>
    <style:style style:name="P11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3.722cm"/>
        </style:tab-stops>
      </style:paragraph-properties>
      <style:text-properties fo:color="#4f81bd" style:font-name="Times New Roman" fo:font-size="6pt" fo:font-weight="bold" officeooo:paragraph-rsid="001f50af" style:font-size-asian="5.25pt" style:font-weight-asian="bold" style:font-size-complex="6pt"/>
    </style:style>
    <style:style style:name="P12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style:font-name="Arial" fo:font-size="14pt" fo:font-weight="bold" officeooo:paragraph-rsid="001f50af" style:font-size-asian="14pt" style:font-weight-asian="bold" style:font-name-complex="Arial1" style:font-size-complex="14pt"/>
    </style:style>
    <style:style style:name="P13" style:family="paragraph" style:parent-style-name="No_20_Spacing">
      <style:paragraph-properties fo:margin-top="0cm" fo:margin-bottom="0cm" loext:contextual-spacing="true" fo:text-align="center" style:justify-single-word="false"/>
      <style:text-properties officeooo:paragraph-rsid="001f50af"/>
    </style:style>
    <style:style style:name="P14" style:family="paragraph" style:parent-style-name="Footer">
      <style:paragraph-properties fo:line-height="115%" fo:text-align="justify" style:justify-single-word="false"/>
      <style:text-properties fo:font-size="12pt" fo:language="pt" fo:country="BR" fo:font-weight="normal" officeooo:rsid="003e0367" officeooo:paragraph-rsid="001f50af" style:font-size-asian="12pt" style:font-weight-asian="normal" style:font-size-complex="12pt" style:font-weight-complex="normal"/>
    </style:style>
    <style:style style:name="P15" style:family="paragraph" style:parent-style-name="Footer">
      <style:paragraph-properties fo:line-height="115%" fo:text-align="center" style:justify-single-word="false"/>
      <style:text-properties fo:font-size="12pt" officeooo:paragraph-rsid="001f50af" style:font-size-asian="12pt" style:font-size-complex="12pt"/>
    </style:style>
    <style:style style:name="P16" style:family="paragraph" style:parent-style-name="Footer">
      <style:paragraph-properties fo:line-height="115%" fo:text-align="center" style:justify-single-word="false"/>
      <style:text-properties fo:language="pt" fo:country="BR" style:text-underline-style="solid" style:text-underline-width="auto" style:text-underline-color="font-color" officeooo:rsid="001f7d39" officeooo:paragraph-rsid="001f50af"/>
    </style:style>
    <style:style style:name="P17" style:family="paragraph" style:parent-style-name="Standard">
      <style:paragraph-properties fo:margin-left="3.752cm" fo:margin-right="0cm" fo:line-height="150%" fo:text-align="center" style:justify-single-word="false" fo:text-indent="0cm" style:auto-text-indent="false"/>
      <style:text-properties fo:font-size="12pt" fo:language="pt" fo:country="BR" fo:font-weight="normal" officeooo:rsid="001f7d39" officeooo:paragraph-rsid="001f50af" style:font-size-asian="12pt" style:font-weight-asian="normal" style:font-size-complex="12pt" style:font-weight-complex="normal"/>
    </style:style>
    <style:style style:name="P18" style:family="paragraph" style:parent-style-name="No_20_Spacing">
      <style:paragraph-properties fo:margin-left="-1.501cm" fo:margin-right="-1.503cm" fo:margin-top="0cm" fo:margin-bottom="0cm" loext:contextual-spacing="true" fo:text-align="center" style:justify-single-word="false" fo:text-indent="0cm" style:auto-text-indent="false">
        <style:tab-stops>
          <style:tab-stop style:position="3.722cm"/>
        </style:tab-stops>
      </style:paragraph-properties>
      <style:text-properties fo:color="#5983b0" style:font-name="Times New Roman1" fo:font-size="12pt" fo:language="pt" fo:country="BR" fo:font-weight="bold" officeooo:rsid="001f50af" officeooo:paragraph-rsid="001f50af" style:font-name-asian="Calibri1" style:font-size-asian="12pt" style:font-weight-asian="bold" style:font-name-complex="Times New Roman2" style:font-size-complex="12pt"/>
    </style:style>
    <style:style style:name="P19" style:family="paragraph" style:parent-style-name="Standard">
      <style:paragraph-properties fo:line-height="150%" fo:text-align="justify" style:justify-single-word="false"/>
      <style:text-properties fo:language="pt" fo:country="BR" officeooo:paragraph-rsid="001ff095"/>
    </style:style>
    <style:style style:name="P20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4f81bd" style:font-name="Times New Roman" fo:font-size="14pt" fo:font-weight="bold" style:font-size-asian="14pt" style:font-weight-asian="bold" style:font-size-complex="15pt"/>
    </style:style>
    <style:style style:name="T2" style:family="text">
      <style:text-properties fo:color="#ff0000" style:font-name="Times New Roman" fo:font-size="14pt" fo:font-weight="bold" style:font-size-asian="14pt" style:font-weight-asian="bold" style:font-size-complex="15pt"/>
    </style:style>
    <style:style style:name="T3" style:family="text">
      <style:text-properties fo:language="pt" fo:country="BR" officeooo:rsid="001ef013"/>
    </style:style>
    <style:style style:name="T4" style:family="text">
      <style:text-properties fo:language="pt" fo:country="BR" officeooo:rsid="001f7d39"/>
    </style:style>
    <style:style style:name="T5" style:family="text">
      <style:text-properties fo:language="pt" fo:country="BR" officeooo:rsid="002ff9a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9601ae" style:font-weight-asian="bold" style:font-weight-complex="bold"/>
    </style:style>
    <style:style style:name="T8" style:family="text">
      <style:text-properties fo:font-weight="bold" officeooo:rsid="003e0367" style:font-weight-asian="bold" style:font-weight-complex="bold"/>
    </style:style>
    <style:style style:name="T9" style:family="text">
      <style:text-properties fo:font-weight="bold" officeooo:rsid="00595de7" style:font-weight-asian="bold" style:font-weight-complex="bold"/>
    </style:style>
    <style:style style:name="T10" style:family="text">
      <style:text-properties fo:font-size="12pt" officeooo:rsid="001aff17" style:font-size-asian="12pt" style:font-size-complex="12pt"/>
    </style:style>
    <style:style style:name="T11" style:family="text">
      <style:text-properties fo:font-size="12pt" officeooo:rsid="00595de7" style:font-size-asian="12pt" style:font-size-complex="12pt"/>
    </style:style>
    <style:style style:name="T12" style:family="text">
      <style:text-properties fo:font-size="12pt" officeooo:rsid="0020563e" style:font-size-asian="12pt" style:font-size-complex="12pt"/>
    </style:style>
    <style:style style:name="T13" style:family="text">
      <style:text-properties fo:font-size="12pt" fo:font-weight="normal" officeooo:rsid="001aff17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1e8de6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20563e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48efa9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595de7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59ab48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1f50af" style:font-size-asian="12pt" style:font-weight-asian="normal" style:font-size-complex="12pt" style:font-weight-complex="normal"/>
    </style:style>
    <style:style style:name="T20" style:family="text">
      <style:text-properties fo:font-size="12pt" fo:font-weight="bold" officeooo:rsid="001e8de6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1aff17" style:font-size-asian="12pt" style:font-weight-asian="bold" style:font-size-complex="12pt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15cm, 0.229cm, 0.15cm)" draw:luminance="1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solid" draw:fill-color="#ffffff" draw:textarea-vertical-align="top" draw:auto-grow-height="false" fo:min-height="1.706cm" fo:min-width="5.288cm" fo:padding-top="0.127cm" fo:padding-bottom="0.127cm" fo:padding-left="0.254cm" fo:padding-right="0.254cm" fo:wrap-option="wrap" fo:margin-left="0cm" fo:margin-right="0.026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__DdeLink__6415_4045591709"/><text:bookmark text:name="__DdeLink__15796_2961362892"/><text:bookmark text:name="__DdeLink__24771_4045591709"/><text:placeholder text:placeholder-type="text">&lt;for each="student in (student or '')"&gt;</text:placeholder><text:bookmark-start text:name="__DdeLink__1790_3846985925"/></text:p>
      <text:p text:style-name="P19"><text:bookmark-end text:name="__DdeLink__1790_3846985925"/><text:bookmark text:name="__DdeLink__7933_798074146"/><text:span text:style-name="T20"><text:placeholder text:placeholder-type="text" text:description="Nome">&lt;student.party.name&gt;</text:placeholder></text:span><text:span text:style-name="T14">, portador do B.I nº </text:span><text:bookmark-start text:name="__DdeLink__1399_2702996517"/><text:span text:style-name="T13"><text:placeholder text:placeholder-type="text">&lt;if test="student.party.bi_number"&gt;</text:placeholder></text:span><text:bookmark-start text:name="__DdeLink__1399_27029965171"/><text:bookmark-start text:name="__DdeLink__4831_2702996517"/><text:bookmark-start text:name="__DdeLink__4841_2702996517"/><text:bookmark text:name="__DdeLink__1349_38469859253216"/><text:span text:style-name="T14"><text:placeholder text:placeholder-type="text" text:description="Nome">&lt;student.party.bi_number&gt;</text:placeholder></text:span><text:bookmark-end text:name="__DdeLink__1399_27029965171"/><text:bookmark-end text:name="__DdeLink__4831_2702996517"/><text:bookmark-end text:name="__DdeLink__4841_2702996517"/><text:span text:style-name="T13"><text:placeholder text:placeholder-type="text">&lt;/if&gt;</text:placeholder></text:span><text:bookmark-end text:name="__DdeLink__1399_2702996517"/><text:span text:style-name="T14">, <text:s/></text:span><text:span text:style-name="T15">filho(a) de </text:span><text:bookmark-start text:name="__DdeLink__1404_2702996517"/><text:span text:style-name="T13"><text:placeholder text:placeholder-type="text">&lt;if test="student.party.father"&gt;</text:placeholder></text:span><text:bookmark-start text:name="__DdeLink__1404_27029965171"/><text:bookmark text:name="__DdeLink__1349_38469859253211"/><text:span text:style-name="T14"><text:placeholder text:placeholder-type="text" text:description="Nome">&lt;student.party.father.name&gt;</text:placeholder></text:span><text:bookmark-end text:name="__DdeLink__1404_27029965171"/><text:span text:style-name="T13"><text:placeholder text:placeholder-type="text">&lt;/if&gt;</text:placeholder></text:span><text:bookmark-end text:name="__DdeLink__1404_2702996517"/><text:span text:style-name="T14"><text:s/></text:span><text:span text:style-name="T15">e de </text:span><text:span text:style-name="T13"><text:placeholder text:placeholder-type="text">&lt;if test="student.party.mother"&gt;</text:placeholder></text:span><text:bookmark text:name="__DdeLink__1349_38469859253212"/><text:span text:style-name="T14"><text:placeholder text:placeholder-type="text" text:description="Nome">&lt;student.party.mother.name&gt;</text:placeholder></text:span><text:span text:style-name="T13"><text:placeholder text:placeholder-type="text">&lt;/if&gt;</text:placeholder></text:span><text:span text:style-name="T15">, </text:span><text:span text:style-name="T19">nascido aos </text:span><text:span text:style-name="T13"><text:placeholder text:placeholder-type="text">&lt;if test="student.party.date_birth"&gt;</text:placeholder></text:span><text:bookmark text:name="__DdeLink__1349_3846985925321211"/><text:span text:style-name="T14"><text:placeholder text:placeholder-type="text" text:description="Nome">&lt;student.party.date_birth&gt;</text:placeholder></text:span><text:span text:style-name="T13"><text:placeholder text:placeholder-type="text">&lt;/if&gt;</text:placeholder></text:span><text:span text:style-name="T19"><text:s/></text:span><text:span text:style-name="T15"><text:s/></text:span><text:span text:style-name="T19">do gênero </text:span><text:span text:style-name="T13"><text:placeholder text:placeholder-type="text">&lt;if test="student.party.gender"&gt;</text:placeholder></text:span><text:bookmark text:name="__DdeLink__1349_384698592532121"/><text:span text:style-name="T14"><text:placeholder text:placeholder-type="text" text:description="Nome">&lt;student.party.gender&gt;</text:placeholder></text:span><text:span text:style-name="T13"><text:placeholder text:placeholder-type="text">&lt;/if&gt;</text:placeholder></text:span><text:span text:style-name="T15">, </text:span><text:span text:style-name="T19">estado civil </text:span><text:span text:style-name="T13"><text:placeholder text:placeholder-type="text">&lt;if test="student.party.marital_status"&gt;</text:placeholder></text:span><text:bookmark text:name="__DdeLink__1349_384698592532122"/><text:span text:style-name="T14"><text:placeholder text:placeholder-type="text" text:description="Nome">&lt;student.party.marital_status&gt;</text:placeholder></text:span><text:span text:style-name="T13"><text:placeholder text:placeholder-type="text">&lt;/if&gt;</text:placeholder></text:span><text:span text:style-name="T15">, se encontra </text:span><text:span text:style-name="T13"><text:placeholder text:placeholder-type="text">&lt;if test="student.state"&gt;</text:placeholder></text:span><text:span text:style-name="T15"><text:placeholder text:placeholder-type="text" text:description="Nome">&lt;student.state.name&gt;</text:placeholder></text:span><text:span text:style-name="T13"><text:placeholder text:placeholder-type="text">&lt;/if&gt;</text:placeholder></text:span><text:span text:style-name="T15"><text:s/>nesta instituição, </text:span><text:span text:style-name="T16">concluiu a</text:span><text:span text:style-name="T15"> </text:span><text:span text:style-name="T13"><text:placeholder text:placeholder-type="text">&lt;if test="student.classe"&gt;</text:placeholder></text:span><text:span text:style-name="T15"><text:placeholder text:placeholder-type="text" text:description="Nome">&lt;student.classe.name&gt;</text:placeholder></text:span><text:span text:style-name="T13"><text:placeholder text:placeholder-type="text">&lt;/if&gt;</text:placeholder></text:span><text:span text:style-name="T15"><text:s/>do </text:span><text:span text:style-name="T17">c</text:span><text:span text:style-name="T15">urso de </text:span><text:span text:style-name="T13"><text:placeholder text:placeholder-type="text">&lt;if test="student.course"&gt;</text:placeholder></text:span><text:bookmark text:name="__DdeLink__1349_38469859253219"/><text:span text:style-name="T21"><text:placeholder text:placeholder-type="text" text:description="Curso">&lt;student.course.name&gt;</text:placeholder></text:span><text:span text:style-name="T13"><text:placeholder text:placeholder-type="text">&lt;/if&gt;</text:placeholder></text:span><text:span text:style-name="T13">, </text:span><text:span text:style-name="T18">á</text:span><text:span text:style-name="T15">rea de </text:span><text:bookmark text:name="__DdeLink__1331_2702996517"/><text:bookmark text:name="__DdeLink__1349_3846985925"/><text:bookmark text:name="__DdeLink__3756_4045591709"/><text:bookmark text:name="__DdeLink__6747_4045591709"/><text:span text:style-name="T13"><text:placeholder text:placeholder-type="text">&lt;if test="student.area"&gt;</text:placeholder></text:span><text:bookmark text:name="__DdeLink__1349_384698592532110"/><text:span text:style-name="T21"><text:placeholder text:placeholder-type="text" text:description="Área">&lt;student.area.name&gt;</text:placeholder></text:span><text:bookmark text:name="__DdeLink__6747_40455917091"/><text:bookmark text:name="__DdeLink__3756_40455917091"/><text:bookmark text:name="__DdeLink__1349_38469859251"/><text:bookmark text:name="__DdeLink__1331_27029965171"/><text:span text:style-name="T13"><text:placeholder text:placeholder-type="text">&lt;/if&gt;</text:placeholder></text:span><text:span text:style-name="T13">, </text:span><text:span text:style-name="T17">n</text:span><text:span text:style-name="T15">ível </text:span><text:span text:style-name="T17">a</text:span><text:span text:style-name="T15">cadêmico de </text:span><text:span text:style-name="T13"><text:placeholder text:placeholder-type="text" text:description="Nível Académico">&lt;student.area.academic_level.name&gt;</text:placeholder></text:span><text:span text:style-name="T10">.</text:span></text:p>
      <text:p text:style-name="P5"/>
      <text:p text:style-name="P5"/>
      <text:p text:style-name="P14"/>
      <text:p text:style-name="P15"><text:span text:style-name="T3">O</text:span><text:span text:style-name="T4">(a)</text:span><text:span text:style-name="T3"> </text:span><text:span text:style-name="T5">Subdiretor</text:span><text:span text:style-name="T4">(a)</text:span><text:span text:style-name="T3"> Pedagógico</text:span><text:span text:style-name="T4">(a)</text:span></text:p>
      <text:p text:style-name="P16"><text:tab/></text:p>
      <text:p text:style-name="P17"/>
      <text:p text:style-name="P3"><text:span text:style-name="T7">Documento </text:span><text:bookmark-start text:name="__DdeLink__1831_38469859251"/><text:span text:style-name="T7">g</text:span><text:bookmark-end text:name="__DdeLink__1831_38469859251"/><text:span text:style-name="T8">erado </text:span><text:span text:style-name="T9">a</text:span><text:span text:style-name="T6">:</text:span><text:bookmark-start text:name="__DdeLink__14251_2535526523"/> <text:placeholder text:placeholder-type="text" text:description="Descrição">&lt;create_date&gt;</text:placeholder><text:bookmark-end text:name="__DdeLink__14251_2535526523"/><text:s/><text:placeholder text:placeholder-type="text">&lt;datetime.datetime.now().strftime('%H:%M:%S')&gt;</text:placeholder></text:p>
      <text:p text:style-name="P4"/>
      <text:p text:style-name="P6"><text:bookmark-start text:name="__DdeLink__6741_4045591709"/><text:placeholder text:placeholder-type="text">&lt;/for&gt;</text:placeholder><text:bookmark-end text:name="__DdeLink__6741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language="pt" fo:country="BR" officeooo:paragraph-rsid="001f50af"/>
    </style:style>
    <style:style style:name="MP2" style:family="paragraph" style:parent-style-name="No_20_Spacing">
      <style:paragraph-properties fo:margin-top="0cm" fo:margin-bottom="0cm" loext:contextual-spacing="tru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Arial" fo:font-size="12pt" officeooo:paragraph-rsid="001f50af" style:font-name-asian="Times New Roman2" style:font-size-asian="12pt" style:language-asian="pt" style:country-asian="PT" style:font-name-complex="Arial1" style:font-size-complex="12pt"/>
    </style:style>
    <style:style style:name="MP3" style:family="paragraph">
      <loext:graphic-properties draw:fill="solid" draw:fill-color="#ffffff"/>
      <style:paragraph-properties fo:text-align="start"/>
      <style:text-properties fo:font-size="18pt"/>
    </style:style>
    <style:style style:name="MP4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style:font-name="Arial" fo:font-size="14pt" fo:font-weight="bold" officeooo:paragraph-rsid="001f50af" style:font-size-asian="14pt" style:font-weight-asian="bold" style:font-name-complex="Arial1" style:font-size-complex="14pt"/>
    </style:style>
    <style:style style:name="MP5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" fo:font-size="5pt" fo:font-weight="bold" officeooo:paragraph-rsid="001f50af" style:font-size-asian="4.34999990463257pt" style:font-weight-asian="bold" style:font-size-complex="5pt"/>
    </style:style>
    <style:style style:name="MP6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" fo:font-size="14pt" fo:font-weight="bold" officeooo:paragraph-rsid="001f50af" style:font-size-asian="14pt" style:font-weight-asian="bold" style:font-size-complex="15pt"/>
    </style:style>
    <style:style style:name="MP7" style:family="paragraph" style:parent-style-name="No_20_Spacing">
      <style:paragraph-properties fo:margin-top="0cm" fo:margin-bottom="0cm" loext:contextual-spacing="true" fo:text-align="center" style:justify-single-word="false"/>
      <style:text-properties fo:color="#4f81bd" style:font-name="Times New Roman" fo:font-size="14pt" fo:font-weight="bold" officeooo:paragraph-rsid="001f50af" style:font-size-asian="14pt" style:font-weight-asian="bold" style:font-size-complex="15pt"/>
    </style:style>
    <style:style style:name="MP8" style:family="paragraph" style:parent-style-name="No_20_Spacing">
      <style:paragraph-properties fo:margin-top="0cm" fo:margin-bottom="0cm" loext:contextual-spacing="true" fo:text-align="center" style:justify-single-word="false"/>
      <style:text-properties officeooo:paragraph-rsid="001f50af"/>
    </style:style>
    <style:style style:name="MP9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3.722cm"/>
        </style:tab-stops>
      </style:paragraph-properties>
      <style:text-properties fo:color="#4f81bd" style:font-name="Times New Roman" fo:font-size="6pt" fo:font-weight="bold" officeooo:paragraph-rsid="001f50af" style:font-size-asian="5.25pt" style:font-weight-asian="bold" style:font-size-complex="6pt"/>
    </style:style>
    <style:style style:name="MP10" style:family="paragraph" style:parent-style-name="No_20_Spacing">
      <style:paragraph-properties fo:margin-left="-1.501cm" fo:margin-right="-1.503cm" fo:margin-top="0cm" fo:margin-bottom="0cm" loext:contextual-spacing="true" fo:text-align="center" style:justify-single-word="false" fo:text-indent="0cm" style:auto-text-indent="false">
        <style:tab-stops>
          <style:tab-stop style:position="3.722cm"/>
        </style:tab-stops>
      </style:paragraph-properties>
      <style:text-properties fo:color="#5983b0" style:font-name="Times New Roman1" fo:font-size="12pt" fo:language="pt" fo:country="BR" fo:font-weight="bold" officeooo:rsid="001f50af" officeooo:paragraph-rsid="001f50af" style:font-name-asian="Calibri1" style:font-size-asian="12pt" style:font-weight-asian="bold" style:font-name-complex="Times New Roman2" style:font-size-complex="12pt"/>
    </style:style>
    <style:style style:name="MT1" style:family="text">
      <style:text-properties fo:color="#4f81bd" style:font-name="Times New Roman" fo:font-size="14pt" fo:font-weight="bold" style:font-size-asian="14pt" style:font-weight-asian="bold" style:font-size-complex="15pt"/>
    </style:style>
    <style:style style:name="MT2" style:family="text">
      <style:text-properties fo:color="#ff0000" style:font-name="Times New Roman" fo:font-size="14pt" fo:font-weight="bold" style:font-size-asian="14pt" style:font-weight-asian="bold" style:font-size-complex="15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15cm, 0.229cm, 0.15cm)" draw:luminance="1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.026cm" draw:stroke-linejoin="miter" draw:fill="solid" draw:fill-color="#ffffff" draw:textarea-vertical-align="top" draw:auto-grow-height="false" fo:min-height="1.706cm" fo:min-width="5.288cm" fo:padding-top="0.127cm" fo:padding-bottom="0.127cm" fo:padding-left="0.254cm" fo:padding-right="0.254cm" fo:wrap-option="wrap" fo:margin-left="0cm" fo:margin-right="0.026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7.16cm" svg:y="0.025cm" svg:width="2.856cm" svg:height="2.182cm" draw:z-index="0"><draw:image xlink:href="Pictures/10000000000000CD000000BA68D0B70AE14F4FF2.png" xlink:type="simple" xlink:show="embed" xlink:actuate="onLoad" loext:mime-type="image/png"/><draw:contour-polygon svg:width="2.326cm" svg:height="2.098cm" svg:viewBox="0 0 2326 2098" draw:points="14,0 14,2098 2340,2098 2340,0" draw:recreate-on-edit="false"/></draw:frame></text:p>
        <text:p text:style-name="MP2"><draw:custom-shape text:anchor-type="paragraph" draw:z-index="1" draw:name="Caixa de texto 307_0" draw:style-name="Mgr1" draw:text-style-name="MP3" svg:width="5.795cm" svg:height="1.959cm" svg:x="-2.445cm" svg:y="-0.26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MP2"/>
        <text:p text:style-name="MP4"/>
        <text:p text:style-name="MP5"/>
        <text:p text:style-name="MP6">ANDAP HOUSE COLLEGE</text:p>
        <text:p text:style-name="MP7">ESCOLA DE MAGISTÉRIO PRIVADO DE LÍNGUAS</text:p>
        <text:p text:style-name="MP8"><text:span text:style-name="MT1"><text:s text:c="3"/></text:span><text:span text:style-name="MT2">Licença nº26/016</text:span></text:p>
        <text:p text:style-name="MP9"/>
        <text:p text:style-name="MP10">DISCENT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7T09:06:15.176777685</meta:creation-date>
    <dc:date>2023-11-02T21:28:19.379804900</dc:date>
    <meta:editing-duration>PT20M35S</meta:editing-duration>
    <meta:editing-cycles>7</meta:editing-cycles>
    <meta:generator>LibreOffice/6.4.7.2$Linux_X86_64 LibreOffice_project/40$Build-2</meta:generator>
    <meta:document-statistic meta:table-count="0" meta:image-count="1" meta:object-count="0" meta:page-count="1" meta:paragraph-count="10" meta:word-count="77" meta:character-count="1066" meta:non-whitespace-character-count="992"/>
  </office:meta>
</office:document-meta>
</file>